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 style:list-style-name="L1">
      <style:text-properties officeooo:rsid="0058a1df" officeooo:paragraph-rsid="0058a1df"/>
    </style:style>
    <style:style style:name="P4" style:family="paragraph" style:parent-style-name="Standard" style:list-style-name="L1">
      <style:text-properties officeooo:rsid="00596086" officeooo:paragraph-rsid="00596086"/>
    </style:style>
    <style:style style:name="P5" style:family="paragraph" style:parent-style-name="Standard" style:list-style-name="L1">
      <style:text-properties officeooo:rsid="00592c25" officeooo:paragraph-rsid="00592c25"/>
    </style:style>
    <style:style style:name="P6" style:family="paragraph" style:parent-style-name="Standard" style:list-style-name="L2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ea70d"/>
    </style:style>
    <style:style style:name="P8" style:family="paragraph" style:parent-style-name="Standard" style:list-style-name="L2">
      <style:text-properties officeooo:rsid="005aa048" officeooo:paragraph-rsid="005aa048"/>
    </style:style>
    <style:style style:name="P9" style:family="paragraph" style:parent-style-name="Standard" style:list-style-name="L2">
      <style:text-properties officeooo:rsid="005c6312" officeooo:paragraph-rsid="005c6312"/>
    </style:style>
    <style:style style:name="P10" style:family="paragraph" style:parent-style-name="Standard" style:list-style-name="L2">
      <style:text-properties officeooo:rsid="005e3e8c" officeooo:paragraph-rsid="005e3e8c"/>
    </style:style>
    <style:style style:name="P11" style:family="paragraph" style:parent-style-name="Standard" style:list-style-name="L3">
      <style:text-properties officeooo:rsid="005e3e8c" officeooo:paragraph-rsid="005e3e8c"/>
    </style:style>
    <style:style style:name="P12" style:family="paragraph" style:parent-style-name="Standard" style:list-style-name="L2">
      <style:text-properties officeooo:rsid="005ea70d" officeooo:paragraph-rsid="005ea70d"/>
    </style:style>
    <style:style style:name="P13" style:family="paragraph" style:parent-style-name="Standard" style:list-style-name="L2">
      <style:text-properties officeooo:rsid="005eafe1" officeooo:paragraph-rsid="005eafe1"/>
    </style:style>
    <style:style style:name="P14" style:family="paragraph" style:parent-style-name="Standard" style:list-style-name="L3">
      <style:text-properties officeooo:rsid="005eafe1" officeooo:paragraph-rsid="005eafe1"/>
    </style:style>
    <style:style style:name="P15" style:family="paragraph" style:parent-style-name="Standard" style:list-style-name="L2">
      <style:text-properties officeooo:rsid="005f0393" officeooo:paragraph-rsid="005f0393"/>
    </style:style>
    <style:style style:name="P16" style:family="paragraph" style:parent-style-name="Standard" style:list-style-name="L2">
      <style:text-properties officeooo:rsid="005f3637" officeooo:paragraph-rsid="005f3637"/>
    </style:style>
    <style:style style:name="P17" style:family="paragraph" style:parent-style-name="Standard" style:list-style-name="L2">
      <style:text-properties officeooo:rsid="006008d4" officeooo:paragraph-rsid="006008d4"/>
    </style:style>
    <style:style style:name="P18" style:family="paragraph" style:parent-style-name="Standard" style:list-style-name="L2">
      <style:text-properties officeooo:rsid="006f05bb" officeooo:paragraph-rsid="006f05bb"/>
    </style:style>
    <style:style style:name="P19" style:family="paragraph" style:parent-style-name="Standard" style:list-style-name="L2">
      <style:text-properties officeooo:rsid="0061a9e2" officeooo:paragraph-rsid="0061a9e2"/>
    </style:style>
    <style:style style:name="P20" style:family="paragraph" style:parent-style-name="Standard" style:list-style-name="L2">
      <style:text-properties officeooo:rsid="0061a9e2" officeooo:paragraph-rsid="006289f0"/>
    </style:style>
    <style:style style:name="P21" style:family="paragraph" style:parent-style-name="Standard" style:list-style-name="L3">
      <style:text-properties officeooo:rsid="0061a9e2" officeooo:paragraph-rsid="0061a9e2"/>
    </style:style>
    <style:style style:name="P22" style:family="paragraph" style:parent-style-name="Standard" style:list-style-name="L2">
      <style:text-properties officeooo:rsid="0064b923" officeooo:paragraph-rsid="0064b923"/>
    </style:style>
    <style:style style:name="P23" style:family="paragraph" style:parent-style-name="Standard" style:list-style-name="L2">
      <style:text-properties officeooo:rsid="00650cf5" officeooo:paragraph-rsid="00650cf5"/>
    </style:style>
    <style:style style:name="P24" style:family="paragraph" style:parent-style-name="Standard" style:list-style-name="L2">
      <style:text-properties officeooo:rsid="0073c918" officeooo:paragraph-rsid="0073c918"/>
    </style:style>
    <style:style style:name="P25" style:family="paragraph" style:parent-style-name="Standard" style:list-style-name="L2">
      <style:text-properties officeooo:rsid="006a1342" officeooo:paragraph-rsid="006a1342"/>
    </style:style>
    <style:style style:name="P26" style:family="paragraph" style:parent-style-name="Standard" style:list-style-name="L3">
      <style:text-properties officeooo:rsid="007122a7" officeooo:paragraph-rsid="007122a7"/>
    </style:style>
    <style:style style:name="P27" style:family="paragraph" style:parent-style-name="Standard" style:list-style-name="L1">
      <style:text-properties officeooo:rsid="00766caf" officeooo:paragraph-rsid="00766caf"/>
    </style:style>
    <style:style style:name="P28" style:family="paragraph" style:parent-style-name="Standard">
      <style:text-properties officeooo:rsid="00766caf" officeooo:paragraph-rsid="00766caf"/>
    </style:style>
    <style:style style:name="P29" style:family="paragraph" style:parent-style-name="Standard" style:list-style-name="L2">
      <style:text-properties officeooo:rsid="0076beb6" officeooo:paragraph-rsid="0076beb6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289f0"/>
    </style:style>
    <style:style style:name="T8" style:family="text">
      <style:text-properties officeooo:rsid="0064b923"/>
    </style:style>
    <style:style style:name="T9" style:family="text">
      <style:text-properties officeooo:rsid="00650cf5"/>
    </style:style>
    <style:style style:name="T10" style:family="text">
      <style:text-properties officeooo:rsid="00690e3b"/>
    </style:style>
    <style:style style:name="T11" style:family="text">
      <style:text-properties officeooo:rsid="006d4cf4"/>
    </style:style>
    <style:style style:name="T12" style:family="text">
      <style:text-properties officeooo:rsid="006f05bb"/>
    </style:style>
    <style:style style:name="T13" style:family="text">
      <style:text-properties officeooo:rsid="0074899f"/>
    </style:style>
    <style:style style:name="T14" style:family="text">
      <style:text-properties officeooo:rsid="007857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2580677684" text:style-name="L1">
        <text:list-item>
          <text:p text:style-name="P3">GDIL — graphical device interaction language, графический язык для <text:span text:style-name="T10">описания </text:span>взаимодействия устройств <text:span text:style-name="T10">интернета вещей</text:span></text:p>
        </text:list-item>
        <text:list-item>
          <text:p text:style-name="P3">Программа GDIL (Программа) — программа на языке GDIL, описывающая один сценарий взаимодействия</text:p>
        </text:list-item>
        <text:list-item>
          <text:p text:style-name="P3">Блок — элемент Программы, блоки объединяются логическими связями</text:p>
        </text:list-item>
        <text:list-item>
          <text:p text:style-name="P3">Триггер — событие, запускающее Программу</text:p>
        </text:list-item>
        <text:list-item>
          <text:p text:style-name="P3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4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27">Блок, генерирующий статическое значение (Статический источник) — Блок, всегда выдающий одно заданное разработчиком значение.</text:p>
        </text:list-item>
        <text:list-item>
          <text:p text:style-name="P3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5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28">Описание</text:p>
      <text:list xml:id="list53129461" text:style-name="L2">
        <text:list-item>
          <text:p text:style-name="P6">Общая схема выполнения Программы</text:p>
          <text:list>
            <text:list-item>
              <text:p text:style-name="P6">Выполнение каждой программы описывается набором Триггеров.</text:p>
            </text:list-item>
            <text:list-item>
              <text:p text:style-name="P8">Выполнение начинается, как только срабатывает один из <text:span text:style-name="T11">Т</text:span>риггеров.</text:p>
            </text:list-item>
            <text:list-item>
              <text:p text:style-name="P8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9">Данные передаются по цепочке Обработчикам.</text:p>
            </text:list-item>
            <text:list-item>
              <text:p text:style-name="P9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0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9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2">Триггеры.</text:p>
          <text:list>
            <text:list-item>
              <text:p text:style-name="P7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2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2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3">Для триггера-таймера указывается интервал срабатывания в миллисекундах.</text:p>
            </text:list-item>
          </text:list>
        </text:list-item>
        <text:list-item>
          <text:p text:style-name="P15">Типы данных, передающихся между блоками.</text:p>
          <text:list>
            <text:list-item>
              <text:p text:style-name="P16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6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7">Для изменения размерности (уменьшения путем отбрасывания лишних "координат") предназначаются специальные Обработчики.</text:p>
            </text:list-item>
            <text:list-item>
              <text:p text:style-name="P17">При необходимости логическое значение автоматически преобразуется в одномерное единичное числовое значение, содержащее 0 (false) или 1 (true).</text:p>
            </text:list-item>
            <text:list-item>
              <text:p text:style-name="P18">Единичное числовое значение при передаче на вход, принимающий массив, <text:soft-page-break/>автоматически преобразуется в массив из одного элемента.</text:p>
            </text:list-item>
          </text:list>
        </text:list-item>
        <text:list-item>
          <text:p text:style-name="P12">Источники данных.</text:p>
          <text:list>
            <text:list-item>
              <text:p text:style-name="P13"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6">иначе всегда извлекается один последний пакет.</text:span></text:p>
            </text:list-item>
            <text:list-item>
              <text:p text:style-name="P15">Для источника-состояния указывается идентификатор устройства и параметр, который нужно извлечь. Так же указывается, как его интерпретировать — число, текст или логическое значение. Если преобразование в нужный тип не удается, выполнение программы прерывается.</text:p>
            </text:list-item>
            <text:list-item>
              <text:p text:style-name="P29">Для статического источника указывается выдаваемый тип и значение.</text:p>
            </text:list-item>
          </text:list>
        </text:list-item>
        <text:list-item>
          <text:p text:style-name="P15">Блоки-обработчики</text:p>
          <text:list>
            <text:list-item>
              <text:p text:style-name="P15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5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7">У обработчика может быть несколько выходов, активируемых в различных ситуациях.</text:p>
            </text:list-item>
            <text:list-item>
              <text:p text:style-name="P19">Виды Обработчиков, предоставляемые в базовом наборе для пользователя.</text:p>
              <text:list>
                <text:list-item>
                  <text:p text:style-name="P19">Усреднение. Принимает на входе массив значений и выдает на выходе <text:span text:style-name="T7">одно значение — </text:span>среднее ар<text:span text:style-name="T14">и</text:span>фметическое.</text:p>
                </text:list-item>
                <text:list-item>
                  <text:p text:style-name="P19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19">Уменьшение размерности. Принимает на вход массив или одиночное значение, выдает на выходе массив той же длины или одно значение, но меньшей размерности. Разработчик Программы указывает, какие "координаты" оставить.</text:p>
                </text:list-item>
                <text:list-item>
                  <text:p text:style-name="P20">Блок <text:span text:style-name="T7">нормировки. </text:span>Принимает на вход массив значени<text:span text:style-name="T12">й или одно значение</text:span>, <text:span text:style-name="T7">выдает</text:span> на выходе массив той же длины или одно значение, <text:span text:style-name="T7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2">Блок сравнения. 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В настройках указывается операция сравнения (<text:span text:style-name="T9">больше, меньше, равно, больше либо равно, меньше либо равно</text:span>), индекс для многомерных значений и число, с которым будет производиться сравнение.</text:p>
                </text:list-item>
                <text:list-item>
                  <text:p text:style-name="P23">Блок сравнения с диапазоном. <text:span text:style-name="T8">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</text:span>Проверяет, попадает ли входное значение в диапазон от min до max, при этом min и max задаются как значения той же размерности, что и входное.</text:p>
                </text:list-item>
                <text:list-item>
                  <text:p text:style-name="P24"><text:span text:style-name="T13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</text:list>
            </text:list-item>
          </text:list>
        </text:list-item>
        <text:list-item>
          <text:p text:style-name="P25">Командные блоки</text:p>
          <text:list>
            <text:list-item>
              <text:p text:style-name="P25">Командный блок предназначен для выполнения команды на устройстве.</text:p>
            </text:list-item>
            <text:list-item>
              <text:p text:style-name="P25"><text:soft-page-break/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5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5">Входные данные могут быть использованы как аргументы команды.</text:p>
            </text:list-item>
          </text:list>
        </text:list-item>
      </text:list>
      <text:p text:style-name="P2"/>
      <text:p text:style-name="P2">TODO</text:p>
      <text:list xml:id="list3420855472" text:style-name="L3">
        <text:list-item>
          <text:p text:style-name="P11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4">Срабатывание триггеров-таймеров по расписанию, как в Cron.</text:p>
        </text:list-item>
        <text:list-item>
          <text:p text:style-name="P21">Сторонние библиотеки для обработки.</text:p>
        </text:list-item>
        <text:list-item>
          <text:p text:style-name="P26">Тип данных, источник и блоки обработки для глобального времени.</text:p>
        </text:list-item>
        <text:list-item>
          <text:p text:style-name="P26">? Добавить метку времени в типы данны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3-09T17:52:13.400249133</dc:date>
    <meta:editing-duration>PT9H29M51S</meta:editing-duration>
    <meta:editing-cycles>65</meta:editing-cycles>
    <dc:creator>Денис  Беспалов</dc:creator>
    <meta:document-statistic meta:table-count="0" meta:image-count="0" meta:object-count="0" meta:page-count="3" meta:paragraph-count="57" meta:word-count="905" meta:character-count="6851" meta:non-whitespace-character-count="5961"/>
  </office:meta>
</office:document-meta>
</file>